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a" svg:font-family="Ara" style:font-adornments="Pogrubiona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rzymskie" style:list-style-name="L1"/>
    <style:style style:name="P4" style:family="paragraph" style:parent-style-name="rzymskie" style:list-style-name="L5"/>
    <style:style style:name="P5" style:family="paragraph" style:parent-style-name="rzymskie" style:list-style-name="L6"/>
    <style:style style:name="P6" style:family="paragraph" style:parent-style-name="rzymskie" style:list-style-name="L7">
      <style:text-properties officeooo:paragraph-rsid="000f5946"/>
    </style:style>
    <style:style style:name="P7" style:family="paragraph" style:parent-style-name="arabskie1" style:list-style-name="L7"/>
    <style:style style:name="P8" style:family="paragraph" style:parent-style-name="arabskie1" style:list-style-name="L11"/>
    <style:style style:name="P9" style:family="paragraph" style:parent-style-name="arabskie1" style:list-style-name="L12"/>
    <style:style style:name="P10" style:family="paragraph" style:parent-style-name="arabskie1" style:list-style-name="L13"/>
    <style:style style:name="P11" style:family="paragraph" style:parent-style-name="arabskie1" style:list-style-name="L14"/>
    <style:style style:name="P12" style:family="paragraph" style:parent-style-name="arabskie1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Arial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text:list-style style:name="L1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PREZENTACJI NA WEWNĘTRZNY USTNY EGZAMIN MATURALNY</text:p>
      <text:p text:style-name="P2">Z JĘZYKA POLSKIEGO W ROKU SZKOLNYM 2006/2007 </text:p>
      <text:p text:style-name="P2"/>
      <text:p text:style-name="P1">Magdalena Barańska, klasa 3d</text:p>
      <text:p text:style-name="P1"><text:span text:style-name="T1">Temat</text:span>: Różne oblicza władców. Porównaj wybrane portrety w oparciu o teksty dramatyczne.</text:p>
      <text:list xml:id="list1893762509" text:style-name="L1">
        <text:list-item>
          <text:p text:style-name="P3"><text:span text:style-name="T4">Literatura podmiotu:</text:span></text:p>
        </text:list-item>
      </text:list>
      <text:list xml:id="list1609628928" text:style-name="L7">
        <text:list-item>
          <text:p text:style-name="P7"><text:span text:style-name="T2">Kochanowski Jan, Odprawa posłów greckich, Zakład Narodowy im. Ossolińskich, Wrocław 1985.</text:span></text:p>
        </text:list-item>
        <text:list-item>
          <text:p text:style-name="P7"><text:span text:style-name="T2">Machiavelli Niccolo, Książę (fragmenty), [w:] Mrowcewicz Krzysztof, Przeszłość to dziś, Wydawnictwo STENTOR, Warszawa 2004, s. 54-56.</text:span></text:p>
        </text:list-item>
        <text:list-item>
          <text:p text:style-name="P7"><text:span text:style-name="T2">Shakespeare William, Makbet, Wydawnictwo Łódzkie, Biblioteka Lektur Szkolnych, Łódź 1976.</text:span></text:p>
        </text:list-item>
        <text:list-item>
          <text:p text:style-name="P7"><text:span text:style-name="T2">Sofokles, Antygona, Krajowa Agencja Wydawnicza Rzeszów, Rzeszów 1990.</text:span></text:p>
          <text:p text:style-name="P6"><text:span text:style-name="T3">Literatura przedmiotu</text:span>:</text:p>
        </text:list-item>
      </text:list>
      <text:list xml:id="list913519868" text:style-name="L11">
        <text:list-item>
          <text:p text:style-name="P8">Komorowski Jarosław, Makbet Williama Shakespeare'a, WSiP, Biblioteka Analiz Literackich, Warszawa 1989, s. 52-57.</text:p>
        </text:list-item>
        <text:list-item>
          <text:p text:style-name="P8">Kotarski Edward, Odprawa posłów greckich Jana Kochanowskiego, Państwowe Zakłady Wydawnictw Szkolnych, Biblioteka Analiz Literackich, Warszawa 1969, s.40-48.</text:p>
        </text:list-item>
        <text:list-item>
          <text:p text:style-name="P8">Ryś Anna, Antygona Sofoklesa, Wydawnictwo Marek Rożak, Gdańsk 1994, s. 29- 42.</text:p>
        </text:list-item>
      </text:list>
      <text:list xml:id="list3030675175" text:style-name="L5">
        <text:list-item>
          <text:p text:style-name="P4">R<text:span text:style-name="T3">amowy plan wyp</text:span>owiedzi:</text:p>
        </text:list-item>
      </text:list>
      <text:list xml:id="list769921981" text:style-name="L13">
        <text:list-item>
          <text:p text:style-name="P10">Wstęp</text:p>
        </text:list-item>
      </text:list>
      <text:list xml:id="list3149830358" text:style-name="L12">
        <text:list-item>
          <text:p text:style-name="P9">Rozważania dotyczące* osób sprawujących władzę oraz* sposobów rządzenia.</text:p>
        </text:list-item>
      </text:list>
      <text:p text:style-name="arabskie1">"Ksiażę" Niccolo Machiavellego jako punkt odniesienia do analizy postępowania przedstawionych bohaterów – władców.</text:p>
      <text:list xml:id="list103356001504220" text:continue-numbering="true" text:style-name="L12">
        <text:list-header>
          <text:p text:style-name="P9">Kolejność prezentowanych argumentów (treści)</text:p>
        </text:list-header>
      </text:list>
      <text:p text:style-name="arabskie1">Krytyka władcy niesprawiedliwego, nieudolnego i ulegającego wpływom osób (król Priam) oraz krytyka egoistycznego, kierującego się prywatą, a nie troską o losy ojczyzny księcia (Aleksander) w "Odprawie posłów greckich".</text:p>
      <text:p text:style-name="arabskie1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arabskie1">Zróżnicowanie* oceny postępowania Kreona jako:</text:p>
      <text:p text:style-name="arabskie1">władcy – tyrana i despoty surowo egzekwującego wydane prawa i rozkazy,</text:p>
      <text:p text:style-name="arabskie1">władcy konsekwentnego, bezkompromisowego, pozbawionego prywaty, kierującego się interesami i obowiązkami państwa.</text:p>
      <text:p text:style-name="arabskie1">Sylwetka bezwzględnego Makbeta – władcy zbrodniarza zaślepionego namiętnością władzy, ale bezustannego borykającego się z wyrzutami sumienia:</text:p>
      <text:p text:style-name="arabskie1">tragizm postaci Makbeta – władca ukazany jako marionetka ludzkich namiętności, motyw życia – teatru.</text:p>
      <text:p text:style-name="arabskie1">Wnioski na temat podobieństw i różnic pomiędzy władcami (władca morderca, władca nieudolny, władca wynoszący dobro publiczne ponad dobro rodzinne) oraz wnioski dotyczące konsekwencji sprawowanych rządów przez przedstawionych władców.</text:p>
      <text:list xml:id="list2808296088" text:style-name="L6">
        <text:list-item>
          <text:p text:style-name="P5">Materiały pomocnicze</text:p>
        </text:list-item>
      </text:list>
      <text:list xml:id="list1873913054" text:style-name="L14">
        <text:list-item>
          <text:p text:style-name="P11">kartka z cytatami,</text:p>
        </text:list-item>
        <text:list-item>
          <text:p text:style-name="P11">prezentacja multimedialna.</text:p>
        </text:list-item>
      </text:list>
      <text:p text:style-name="arabskie1"/>
      <text:p text:style-name="P12">Podpis zdającego</text:p>
      <text:p text:style-name="P12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a" svg:font-family="Ara" style:font-adornments="Pogrubiona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style:font-name="Arial1" fo:font-family="Arial" style:font-style-name="Normalny" style:font-family-generic="swiss" style:font-pitch="variable" fo:font-size="14pt" fo:font-weight="bold" style:font-size-asian="10.5pt"/>
    </style:style>
    <style:style style:name="arabskie1" style:family="paragraph" style:parent-style-name="Standard">
      <style:paragraph-properties style:writing-mode="page"/>
      <style:text-properties style:font-name="Times New Roman1" fo:font-family="'Times New Roman'" style:font-style-name="Normalny" style:font-family-generic="roman" style:font-pitch="variable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5.327825402</meta:creation-date>
    <dc:date>2017-10-23T10:33:50.713029784</dc:date>
    <meta:editing-duration>PT5M7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19" meta:character-count="2607" meta:non-whitespace-character-count="2327"/>
  </office:meta>
</office:document-meta>
</file>